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9.svm" manifest:media-type=""/>
  <manifest:file-entry manifest:full-path="Pictures/TablePreview48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37.svm" manifest:media-type=""/>
  <manifest:file-entry manifest:full-path="Pictures/TablePreview47.svm" manifest:media-type=""/>
  <manifest:file-entry manifest:full-path="Pictures/TablePreview9.svm" manifest:media-type=""/>
  <manifest:file-entry manifest:full-path="Pictures/TablePreview51.svm" manifest:media-type=""/>
  <manifest:file-entry manifest:full-path="Pictures/TablePreview34.svm" manifest:media-type=""/>
  <manifest:file-entry manifest:full-path="Pictures/TablePreview17.svm" manifest:media-type=""/>
  <manifest:file-entry manifest:full-path="Pictures/TablePreview50.svm" manifest:media-type=""/>
  <manifest:file-entry manifest:full-path="Pictures/TablePreview33.svm" manifest:media-type=""/>
  <manifest:file-entry manifest:full-path="Pictures/TablePreview16.svm" manifest:media-type=""/>
  <manifest:file-entry manifest:full-path="Pictures/TablePreview30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32.svm" manifest:media-type=""/>
  <manifest:file-entry manifest:full-path="Pictures/TablePreview15.svm" manifest:media-type=""/>
  <manifest:file-entry manifest:full-path="Pictures/TablePreview12.svm" manifest:media-type=""/>
  <manifest:file-entry manifest:full-path="Pictures/TablePreview42.svm" manifest:media-type=""/>
  <manifest:file-entry manifest:full-path="Pictures/TablePreview25.svm" manifest:media-type=""/>
  <manifest:file-entry manifest:full-path="Pictures/TablePreview4.svm" manifest:media-type=""/>
  <manifest:file-entry manifest:full-path="Pictures/TablePreview20.svm" manifest:media-type=""/>
  <manifest:file-entry manifest:full-path="Pictures/TablePreview31.svm" manifest:media-type=""/>
  <manifest:file-entry manifest:full-path="Pictures/TablePreview14.svm" manifest:media-type=""/>
  <manifest:file-entry manifest:full-path="Pictures/TablePreview11.svm" manifest:media-type=""/>
  <manifest:file-entry manifest:full-path="Pictures/TablePreview41.svm" manifest:media-type=""/>
  <manifest:file-entry manifest:full-path="Pictures/TablePreview24.svm" manifest:media-type=""/>
  <manifest:file-entry manifest:full-path="Pictures/TablePreview3.svm" manifest:media-type=""/>
  <manifest:file-entry manifest:full-path="Pictures/TablePreview10.svm" manifest:media-type=""/>
  <manifest:file-entry manifest:full-path="Pictures/TablePreview40.svm" manifest:media-type=""/>
  <manifest:file-entry manifest:full-path="Pictures/TablePreview23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1.svm" manifest:media-type=""/>
  <manifest:file-entry manifest:full-path="Pictures/TablePreview52.svm" manifest:media-type=""/>
  <manifest:file-entry manifest:full-path="Pictures/TablePreview35.svm" manifest:media-type=""/>
  <manifest:file-entry manifest:full-path="Pictures/TablePreview18.svm" manifest:media-type=""/>
  <manifest:file-entry manifest:full-path="Pictures/TablePreview43.svm" manifest:media-type=""/>
  <manifest:file-entry manifest:full-path="Pictures/TablePreview5.svm" manifest:media-type=""/>
  <manifest:file-entry manifest:full-path="Pictures/TablePreview26.svm" manifest:media-type=""/>
  <manifest:file-entry manifest:full-path="Pictures/TablePreview36.svm" manifest:media-type=""/>
  <manifest:file-entry manifest:full-path="Pictures/TablePreview19.svm" manifest:media-type=""/>
  <manifest:file-entry manifest:full-path="Pictures/TablePreview44.svm" manifest:media-type=""/>
  <manifest:file-entry manifest:full-path="Pictures/TablePreview6.svm" manifest:media-type=""/>
  <manifest:file-entry manifest:full-path="Pictures/TablePreview27.svm" manifest:media-type=""/>
  <manifest:file-entry manifest:full-path="Pictures/TablePreview45.svm" manifest:media-type=""/>
  <manifest:file-entry manifest:full-path="Pictures/TablePreview7.svm" manifest:media-type=""/>
  <manifest:file-entry manifest:full-path="Pictures/TablePreview28.svm" manifest:media-type=""/>
  <manifest:file-entry manifest:full-path="Pictures/TablePreview46.svm" manifest:media-type=""/>
  <manifest:file-entry manifest:full-path="Pictures/TablePreview8.svm" manifest:media-type=""/>
  <manifest:file-entry manifest:full-path="Pictures/TablePreview29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34cm" svg:stroke-color="#002060" draw:stroke-linejoin="miter" svg:stroke-linecap="butt" draw:fill="solid" draw:fill-color="#158466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766cm" fo:min-width="20.034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106cm" svg:stroke-color="#3465a4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co1" style:family="table-column">
      <style:table-column-properties style:column-width="2.071cm" style:use-optimal-column-width="false"/>
    </style:style>
    <style:style style:name="co2" style:family="table-column">
      <style:table-column-properties style:column-width="7.533cm" style:use-optimal-column-width="false"/>
    </style:style>
    <style:style style:name="co3" style:family="table-column">
      <style:table-column-properties style:column-width="4.336cm" style:use-optimal-column-width="false"/>
    </style:style>
    <style:style style:name="ro1" style:family="table-row">
      <style:table-row-properties style:row-height="1.51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ro4" style:family="table-row">
      <style:table-row-properties style:row-height="1.773cm" style:use-optimal-row-height="false"/>
    </style:style>
    <style:style style:name="ro5" style:family="table-row">
      <style:table-row-properties style:row-height="1.867cm" style:use-optimal-row-height="false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ce2" style:family="table-cell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paragraph-properties fo:text-align="center"/>
      <style:text-properties style:font-name="Liberation Sans1" fo:font-size="20pt" style:font-size-asian="20pt" style:font-size-complex="20pt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font-size-asian="20pt" style:font-size-complex="20pt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  <style:text-properties style:font-name="Liberation Sans1" fo:font-size="20pt" style:font-size-asian="20pt" style:font-size-complex="20pt"/>
    </style:style>
    <style:style style:name="P6" style:family="paragraph">
      <style:text-properties style:font-name="Liberation Sans1" fo:font-size="20pt" style:font-size-asian="20pt" style:font-size-complex="20pt"/>
    </style:style>
    <style:style style:name="P7" style:family="paragraph">
      <loext:graphic-properties draw:fill="solid" draw:fill-color="#158466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50pt" style:font-size-asian="50pt" style:font-size-complex="5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color="#ffffff" loext:opacity="100%" style:font-name="Carlito" fo:font-size="50pt" fo:font-weight="bold" style:font-name-asian="Carlito" style:font-size-asian="50pt" style:font-weight-asian="bold" style:font-name-complex="Carlito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Usuari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Id_estad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<text:s text:c="8"/></text:span><text:span text:style-name="T1">Id_Rol <text:s text:c="5"/>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suario_Nombre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ontraseña</text:span></text:p>
              </table:table-cell>
              <table:table-cell>
                <text:p text:style-name="P1"><text:span text:style-name="T1">Varchar(10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939cm" svg:height="10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Alias</text:span></text:p>
              </table:table-cell>
              <table:table-cell>
                <text:p text:style-name="P1"><text:span text:style-name="T1">Varchar(30)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1" draw:text-style-name="P4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P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ave_Usuar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v_Estad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_Hor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39cm" svg:height="12.002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ave_Client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_Mac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50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onexión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Inic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inal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</text:span></text:p>
              </table:table-cell>
              <table:table-cell>
                <text:p text:style-name="P1"><text:span text:style-name="T1">Varchar(25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939cm" svg:height="12.002cm" svg:x="55.069cm" svg:y="5.4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Pag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939cm" svg:height="18.008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aj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3">
              <table:table-cell table:style-name="ce1">
                <text:p text:style-name="P3"><text:span text:style-name="T1">PK</text:span></text:p>
              </table:table-cell>
              <table:table-cell>
                <text:p text:style-name="P5">Folio_Operación</text:p>
              </table:table-cell>
              <table:table-cell>
                <text:p text:style-name="P5">Varchar(5)</text:p>
              </table:table-cell>
            </table:table-row>
            <table:table-row table:style-name="ro3" table:default-cell-style-name="ce3">
              <table:table-cell table:style-name="ce1">
                <text:p text:style-name="P3"><text:span text:style-name="T1">FK</text:span></text:p>
              </table:table-cell>
              <table:table-cell>
                <text:p text:style-name="P5">Folio_Sesión</text:p>
              </table:table-cell>
              <table:table-cell>
                <text:p text:style-name="P5">Varchar(5)</text:p>
              </table:table-cell>
            </table:table-row>
            <table:table-row table:style-name="ro3" table:default-cell-style-name="ce3">
              <table:table-cell table:style-name="ce1">
                <text:p text:style-name="P3">FK</text:p>
              </table:table-cell>
              <table:table-cell>
                <text:p text:style-name="P5">Id_Categoria</text:p>
              </table:table-cell>
              <table:table-cell>
                <text:p text:style-name="P5">MediumInt</text:p>
              </table:table-cell>
            </table:table-row>
            <table:table-row table:style-name="ro3" table:default-cell-style-name="ce3">
              <table:table-cell table:style-name="ce1">
                <text:p text:style-name="P3">FK</text:p>
              </table:table-cell>
              <table:table-cell>
                <text:p text:style-name="P5">Id_Movimiento</text:p>
              </table:table-cell>
              <table:table-cell>
                <text:p text:style-name="P5">MediumInt</text:p>
              </table:table-cell>
            </table:table-row>
            <table:table-row table:style-name="ro3" table:default-cell-style-name="ce3">
              <table:table-cell table:style-name="ce1"/>
              <table:table-cell>
                <text:p text:style-name="P5">Monto</text:p>
              </table:table-cell>
              <table:table-cell>
                <text:p text:style-name="P5">Double</text:p>
              </table:table-cell>
            </table:table-row>
            <table:table-row table:style-name="ro3" table:default-cell-style-name="ce3">
              <table:table-cell table:style-name="ce1"/>
              <table:table-cell>
                <text:p text:style-name="P5">Descripción </text:p>
              </table:table-cell>
              <table:table-cell>
                <text:p text:style-name="P5">Varchar(20)</text:p>
              </table:table-cell>
            </table:table-row>
            <table:table-row table:style-name="ro3" table:default-cell-style-name="ce3">
              <table:table-cell table:style-name="ce1">
                <text:p text:style-name="P3"><text:span text:style-name="T3"><text:s text:c="4"/></text:span></text:p>
              </table:table-cell>
              <table:table-cell>
                <text:p text:style-name="P5">Fecha</text:p>
              </table:table-cell>
              <table:table-cell>
                <text:p text:style-name="P5">DateTime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939cm" svg:height="22.012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roduct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1">PK</text:p>
              </table:table-cell>
              <table:table-cell>
                <text:p text:style-name="P1">Codigo_Barras</text:p>
              </table:table-cell>
              <table:table-cell>
                <text:p text:style-name="P1">Varchar(13)</text:p>
              </table:table-cell>
            </table:table-row>
            <table:table-row table:style-name="ro3" table:default-cell-style-name="ce1">
              <table:table-cell>
                <text:p text:style-name="P1">FK</text:p>
              </table:table-cell>
              <table:table-cell>
                <text:p text:style-name="P1">Id_Marca</text:p>
              </table:table-cell>
              <table:table-cell>
                <text:p text:style-name="P1">MediumInt</text:p>
              </table:table-cell>
            </table:table-row>
            <table:table-row table:style-name="ro3" table:default-cell-style-name="ce1">
              <table:table-cell>
                <text:p text:style-name="P1">FK</text:p>
              </table:table-cell>
              <table:table-cell>
                <text:p text:style-name="P1"><text:s/>Id_Categoria</text:p>
              </table:table-cell>
              <table:table-cell>
                <text:p text:style-name="P1">MediumInt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Id_Unidad</text:p>
              </table:table-cell>
              <table:table-cell>
                <text:p text:style-name="P1">MediumInt</text:p>
              </table:table-cell>
            </table:table-row>
            <table:table-row table:style-name="ro3" table:default-cell-style-name="ce3">
              <table:table-cell table:style-name="ce1">
                <text:p text:style-name="P3">FK</text:p>
              </table:table-cell>
              <table:table-cell>
                <text:p text:style-name="P6"><text:s text:c="13"/>Id_Estado</text:p>
              </table:table-cell>
              <table:table-cell>
                <text:p text:style-name="P5">MediumInt</text:p>
              </table:table-cell>
            </table:table-row>
            <table:table-row table:style-name="ro3" table:default-cell-style-name="ce3">
              <table:table-cell table:style-name="ce1">
                <text:p text:style-name="P3"><text:span text:style-name="T3"><text:s text:c="4"/></text:span></text:p>
              </table:table-cell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3">
              <table:table-cell table:style-name="ce1"/>
              <table:table-cell>
                <text:p text:style-name="P1"><text:span text:style-name="T1">Descrip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3">
              <table:table-cell table:style-name="ce1"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3">
              <table:table-cell table:style-name="ce1"/>
              <table:table-cell>
                <text:p text:style-name="P1"><text:span text:style-name="T1">S</text:span><text:span text:style-name="T1">t</text:span><text:span text:style-name="T1">o</text:span><text:span text:style-name="T1">c</text:span><text:span text:style-name="T1">k</text:span><text:span text:style-name="T1">_</text:span><text:span text:style-name="T1">M</text:span><text:span text:style-name="T1">i</text:span><text:span text:style-name="T1">n</text:span><text:span text:style-name="T1">i</text:span><text:span text:style-name="T1">m</text:span><text:span text:style-name="T1">o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939cm" svg:height="16.006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BItacor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v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FK</text:p>
              </table:table-cell>
              <table:table-cell>
                <text:p text:style-name="P1"><text:span text:style-name="T1">Id_Movimient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Justifica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Valor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11.svm" xlink:type="simple" xlink:show="embed" xlink:actuate="onLoad"/>
        </draw:frame>
        <draw:path draw:style-name="gr2" draw:text-style-name="P7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3" draw:text-style-name="P9" draw:layer="layout" svg:width="20.034cm" svg:height="1.766cm" svg:x="63.097cm" svg:y="1.056cm">
          <draw:text-box>
            <text:p text:style-name="P8"><text:span text:style-name="T4">Diagrama de Base de Datos</text:span></text:p>
          </draw:text-box>
        </draw:frame>
        <draw:line draw:style-name="gr4" draw:text-style-name="P10" draw:layer="layout" svg:x1="5.715cm" svg:y1="7.62cm" svg:x2="4.127cm" svg:y2="7.62cm">
          <text:p/>
        </draw:line>
        <draw:line draw:style-name="gr4" draw:text-style-name="P10" draw:layer="layout" svg:x1="4.127cm" svg:y1="7.702cm" svg:x2="4.127cm" svg:y2="2.622cm">
          <text:p/>
        </draw:line>
        <draw:line draw:style-name="gr4" draw:text-style-name="P10" draw:layer="layout" svg:x1="4.127cm" svg:y1="2.54cm" svg:x2="22.86cm" svg:y2="2.54cm">
          <text:p/>
        </draw:line>
        <draw:line draw:style-name="gr4" draw:text-style-name="P10" draw:layer="layout" svg:x1="22.86cm" svg:y1="2.54cm" svg:x2="22.86cm" svg:y2="13.9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36.194cm" svg:y1="38.417cm" svg:x2="20.002cm" svg:y2="38.417cm">
          <text:p/>
        </draw:line>
        <draw:line draw:style-name="gr4" draw:text-style-name="P10" draw:layer="layout" svg:x1="34.925cm" svg:y1="37.765cm" svg:x2="34.925cm" svg:y2="39.035cm">
          <text:p/>
        </draw:line>
        <draw:line draw:style-name="gr4" draw:text-style-name="P10" draw:layer="layout" svg:x1="34.924cm" svg:y1="38.417cm" svg:x2="36.194cm" svg:y2="39.052cm">
          <text:p/>
        </draw:line>
        <draw:line draw:style-name="gr4" draw:text-style-name="P10" draw:layer="layout" svg:x1="34.924cm" svg:y1="38.318cm" svg:x2="36.194cm" svg:y2="37.782cm">
          <text:p/>
        </draw:line>
        <draw:line draw:style-name="gr4" draw:text-style-name="P10" draw:layer="layout" svg:x1="50.165cm" svg:y1="36.512cm" svg:x2="52.387cm" svg:y2="36.512cm">
          <text:p/>
        </draw:line>
        <draw:line draw:style-name="gr4" draw:text-style-name="P10" draw:layer="layout" svg:x1="52.387cm" svg:y1="36.512cm" svg:x2="52.387cm" svg:y2="49.53cm">
          <text:p/>
        </draw:line>
        <draw:line draw:style-name="gr4" draw:text-style-name="P10" draw:layer="layout" svg:x1="52.37cm" svg:y1="49.515cm" svg:x2="25.382cm" svg:y2="49.515cm">
          <text:p/>
        </draw:line>
        <draw:line draw:style-name="gr4" draw:text-style-name="P10" draw:layer="layout" svg:x1="25.382cm" svg:y1="49.532cm" svg:x2="25.4cm" svg:y2="57.47cm">
          <text:p/>
        </draw:line>
        <draw:line draw:style-name="gr4" draw:text-style-name="P10" draw:layer="layout" svg:x1="28.257cm" svg:y1="57.488cm" svg:x2="25.4cm" svg:y2="57.47cm">
          <text:p/>
        </draw:line>
        <draw:line draw:style-name="gr4" draw:text-style-name="P10" draw:layer="layout" svg:x1="27.07cm" svg:y1="56.835cm" svg:x2="27.07cm" svg:y2="58.105cm">
          <text:p/>
        </draw:line>
        <draw:line draw:style-name="gr4" draw:text-style-name="P10" draw:layer="layout" svg:x1="26.987cm" svg:y1="57.488cm" svg:x2="28.257cm" svg:y2="58.123cm">
          <text:p/>
        </draw:line>
        <draw:line draw:style-name="gr4" draw:text-style-name="P10" draw:layer="layout" svg:x1="26.987cm" svg:y1="57.389cm" svg:x2="28.257cm" svg:y2="56.853cm">
          <text:p/>
        </draw:line>
        <draw:line draw:style-name="gr4" draw:text-style-name="P10" draw:layer="layout" svg:x1="55.244cm" svg:y1="12.382cm" svg:x2="42.862cm" svg:y2="12.382cm">
          <text:p/>
        </draw:line>
        <draw:line draw:style-name="gr4" draw:text-style-name="P10" draw:layer="layout" svg:x1="54.057cm" svg:y1="11.729cm" svg:x2="54.057cm" svg:y2="12.999cm">
          <text:p/>
        </draw:line>
        <draw:line draw:style-name="gr4" draw:text-style-name="P10" draw:layer="layout" svg:x1="53.974cm" svg:y1="12.382cm" svg:x2="55.244cm" svg:y2="13.017cm">
          <text:p/>
        </draw:line>
        <draw:line draw:style-name="gr4" draw:text-style-name="P10" draw:layer="layout" svg:x1="53.974cm" svg:y1="12.283cm" svg:x2="55.244cm" svg:y2="11.747cm">
          <text:p/>
        </draw:line>
        <draw:line draw:style-name="gr4" draw:text-style-name="P10" draw:layer="layout" svg:x1="6.032cm" svg:y1="38.1cm" svg:x2="4.445cm" svg:y2="38.1cm">
          <text:p/>
        </draw:line>
        <draw:line draw:style-name="gr4" draw:text-style-name="P10" draw:layer="layout" svg:x1="4.445cm" svg:y1="38.1cm" svg:x2="4.445cm" svg:y2="30.48cm">
          <text:p/>
        </draw:line>
        <draw:line draw:style-name="gr4" draw:text-style-name="P10" draw:layer="layout" svg:x1="4.445cm" svg:y1="30.48cm" svg:x2="47.942cm" svg:y2="30.48cm">
          <text:p/>
        </draw:line>
        <draw:line draw:style-name="gr4" draw:text-style-name="P10" draw:layer="layout" svg:x1="47.942cm" svg:y1="30.48cm" svg:x2="47.942cm" svg:y2="14.28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7.942cm" svg:y2="14.28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measurelines" svg:x1="79.375cm" svg:y1="15.893cm" svg:x2="73.66cm" svg:y2="15.875cm">
          <text:p/>
        </draw:line>
        <draw:line draw:style-name="gr4" draw:text-style-name="P10" draw:layer="measurelines" svg:x1="78.188cm" svg:y1="15.24cm" svg:x2="78.188cm" svg:y2="16.51cm">
          <text:p/>
        </draw:line>
        <draw:line draw:style-name="gr4" draw:text-style-name="P10" draw:layer="measurelines" svg:x1="78.105cm" svg:y1="15.893cm" svg:x2="79.375cm" svg:y2="16.528cm">
          <text:p/>
        </draw:line>
        <draw:line draw:style-name="gr4" draw:text-style-name="P10" draw:layer="measurelines" svg:x1="78.105cm" svg:y1="15.794cm" svg:x2="79.375cm" svg:y2="15.258cm">
          <text:p/>
        </draw:line>
        <draw:line draw:style-name="gr4" draw:text-style-name="P10" draw:layer="measurelines" svg:x1="68.897cm" svg:y1="11.43cm" svg:x2="71.12cm" svg:y2="11.43cm">
          <text:p/>
        </draw:line>
        <draw:line draw:style-name="gr4" draw:text-style-name="P10" draw:layer="measurelines" svg:x1="71.12cm" svg:y1="11.347cm" svg:x2="71.12cm" svg:y2="32.937cm">
          <text:p/>
        </draw:line>
        <draw:line draw:style-name="gr4" draw:text-style-name="P10" draw:layer="measurelines" svg:x1="71.102cm" svg:y1="32.82cm" svg:x2="58.737cm" svg:y2="32.702cm">
          <text:p/>
        </draw:line>
        <draw:line draw:style-name="gr4" draw:text-style-name="P10" draw:layer="measurelines" svg:x1="58.837cm" svg:y1="32.62cm" svg:x2="58.737cm" svg:y2="40.322cm">
          <text:p/>
        </draw:line>
        <draw:line draw:style-name="gr4" draw:text-style-name="P10" draw:layer="measurelines" svg:x1="62.23cm" svg:y1="40.027cm" svg:x2="58.737cm" svg:y2="40.005cm">
          <text:p/>
        </draw:line>
        <draw:line draw:style-name="gr4" draw:text-style-name="P10" draw:layer="measurelines" svg:x1="61.043cm" svg:y1="39.374cm" svg:x2="61.043cm" svg:y2="40.644cm">
          <text:p/>
        </draw:line>
        <draw:line draw:style-name="gr4" draw:text-style-name="P10" draw:layer="measurelines" svg:x1="60.96cm" svg:y1="40.027cm" svg:x2="62.23cm" svg:y2="40.662cm">
          <text:p/>
        </draw:line>
        <draw:line draw:style-name="gr4" draw:text-style-name="P10" draw:layer="measurelines" svg:x1="60.96cm" svg:y1="39.928cm" svg:x2="62.23cm" svg:y2="39.392cm">
          <text:p/>
        </draw:line>
        <draw:line draw:style-name="gr4" draw:text-style-name="P10" draw:layer="measurelines" svg:x1="83.302cm" svg:y1="42.227cm" svg:x2="76.317cm" svg:y2="42.227cm">
          <text:p/>
        </draw:line>
        <draw:line draw:style-name="gr4" draw:text-style-name="P10" draw:layer="measurelines" svg:x1="77.543cm" svg:y1="41.574cm" svg:x2="77.543cm" svg:y2="42.844cm">
          <text:p/>
        </draw:line>
        <draw:line draw:style-name="gr4" draw:text-style-name="P10" draw:layer="measurelines" svg:x1="77.543cm" svg:y1="41.474cm" svg:x2="77.543cm" svg:y2="42.744cm">
          <text:p/>
        </draw:line>
        <draw:line draw:style-name="gr4" draw:text-style-name="P10" draw:layer="measurelines" svg:x1="77.47cm" svg:y1="42.345cm" svg:x2="76.2cm" svg:y2="42.98cm">
          <text:p/>
        </draw:line>
        <draw:line draw:style-name="gr4" draw:text-style-name="P10" draw:layer="measurelines" svg:x1="77.47cm" svg:y1="42.246cm" svg:x2="76.2cm" svg:y2="41.275cm">
          <text:p/>
        </draw:line>
        <draw:line draw:style-name="gr4" draw:text-style-name="P10" draw:layer="measurelines" svg:x1="103.822cm" svg:y1="42.563cm" svg:x2="97.472cm" svg:y2="42.545cm">
          <text:p/>
        </draw:line>
        <draw:line draw:style-name="gr4" draw:text-style-name="P10" draw:layer="measurelines" svg:x1="102.635cm" svg:y1="41.91cm" svg:x2="102.635cm" svg:y2="43.18cm">
          <text:p/>
        </draw:line>
        <draw:line draw:style-name="gr4" draw:text-style-name="P10" draw:layer="measurelines" svg:x1="102.552cm" svg:y1="42.563cm" svg:x2="103.822cm" svg:y2="43.198cm">
          <text:p/>
        </draw:line>
        <draw:line draw:style-name="gr4" draw:text-style-name="P10" draw:layer="measurelines" svg:x1="102.552cm" svg:y1="42.464cm" svg:x2="103.822cm" svg:y2="41.928cm">
          <text:p/>
        </draw:line>
        <draw:line draw:style-name="gr4" draw:text-style-name="P10" draw:layer="measurelines" svg:x1="103.822cm" svg:y1="44.468cm" svg:x2="100.647cm" svg:y2="44.468cm">
          <text:p/>
        </draw:line>
        <draw:line draw:style-name="gr4" draw:text-style-name="P10" draw:layer="measurelines" svg:x1="102.635cm" svg:y1="43.815cm" svg:x2="102.635cm" svg:y2="45.085cm">
          <text:p/>
        </draw:line>
        <draw:line draw:style-name="gr4" draw:text-style-name="P10" draw:layer="measurelines" svg:x1="102.552cm" svg:y1="44.468cm" svg:x2="103.822cm" svg:y2="45.103cm">
          <text:p/>
        </draw:line>
        <draw:line draw:style-name="gr4" draw:text-style-name="P10" draw:layer="measurelines" svg:x1="102.552cm" svg:y1="44.369cm" svg:x2="103.822cm" svg:y2="43.833cm">
          <text:p/>
        </draw:line>
        <draw:line draw:style-name="gr4" draw:text-style-name="P10" draw:layer="measurelines" svg:x1="100.847cm" svg:y1="44.45cm" svg:x2="100.847cm" svg:y2="67.945cm">
          <text:p/>
        </draw:line>
        <draw:line draw:style-name="gr4" draw:text-style-name="P10" draw:layer="measurelines" svg:x1="100.647cm" svg:y1="81.945cm" svg:x2="1.905cm" svg:y2="82.262cm">
          <text:p/>
        </draw:line>
        <draw:line draw:style-name="gr4" draw:text-style-name="P10" draw:layer="measurelines" svg:x1="1.905cm" svg:y1="68.262cm" svg:x2="2.222cm" svg:y2="28.257cm">
          <text:p/>
        </draw:line>
        <draw:line draw:style-name="gr4" draw:text-style-name="P10" draw:layer="measurelines" svg:x1="2.105cm" svg:y1="28.257cm" svg:x2="44.967cm" svg:y2="27.94cm">
          <text:p/>
        </draw:line>
        <draw:line draw:style-name="gr4" draw:text-style-name="P10" draw:layer="measurelines" svg:x1="44.867cm" svg:y1="27.822cm" svg:x2="45.085cm" svg:y2="12.7cm">
          <text:p/>
        </draw:line>
        <draw:line draw:style-name="gr4" draw:text-style-name="P10" draw:layer="measurelines" svg:x1="42.862cm" svg:y1="12.7cm" svg:x2="45.085cm" svg:y2="12.7cm">
          <text:p/>
        </draw:line>
        <draw:line draw:style-name="gr4" draw:text-style-name="P10" draw:layer="measurelines" svg:x1="73.66cm" svg:y1="15.875cm" svg:x2="73.66cm" svg:y2="10.795cm">
          <text:p/>
        </draw:line>
        <draw:line draw:style-name="gr4" draw:text-style-name="P10" draw:layer="measurelines" svg:x1="68.897cm" svg:y1="10.795cm" svg:x2="73.66cm" svg:y2="10.795cm">
          <text:p/>
        </draw:line>
        <draw:line draw:style-name="gr4" draw:text-style-name="P10" draw:layer="measurelines" svg:x1="42.862cm" svg:y1="11.43cm" svg:x2="50.165cm" svg:y2="11.43cm">
          <text:p/>
        </draw:line>
        <draw:line draw:style-name="gr4" draw:text-style-name="P10" draw:layer="measurelines" svg:x1="50.082cm" svg:y1="11.53cm" svg:x2="50.165cm" svg:y2="4.127cm">
          <text:p/>
        </draw:line>
        <draw:line draw:style-name="gr4" draw:text-style-name="P10" draw:layer="measurelines" svg:x1="50.165cm" svg:y1="4.127cm" svg:x2="92.075cm" svg:y2="4.127cm">
          <text:p/>
        </draw:line>
        <draw:line draw:style-name="gr4" draw:text-style-name="P10" draw:layer="measurelines" svg:x1="92.075cm" svg:y1="6.985cm" svg:x2="92.075cm" svg:y2="4.127cm">
          <text:p/>
        </draw:line>
        <draw:line draw:style-name="gr4" draw:text-style-name="P10" draw:layer="measurelines" svg:x1="97.472cm" svg:y1="7.003cm" svg:x2="92.075cm" svg:y2="6.985cm">
          <text:p/>
        </draw:line>
        <draw:line draw:style-name="gr4" draw:text-style-name="P10" draw:layer="measurelines" svg:x1="96.285cm" svg:y1="6.35cm" svg:x2="96.285cm" svg:y2="7.62cm">
          <text:p/>
        </draw:line>
        <draw:line draw:style-name="gr4" draw:text-style-name="P10" draw:layer="measurelines" svg:x1="96.202cm" svg:y1="7.003cm" svg:x2="97.472cm" svg:y2="7.638cm">
          <text:p/>
        </draw:line>
        <draw:line draw:style-name="gr4" draw:text-style-name="P10" draw:layer="measurelines" svg:x1="96.202cm" svg:y1="6.904cm" svg:x2="97.472cm" svg:y2="6.368cm">
          <text:p/>
        </draw:line>
        <draw:frame draw:style-name="standard" draw:layer="layout" svg:width="13.939cm" svg:height="9.777cm" svg:x="55.658cm" svg:y="49.90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 table:number-columns-spanned="3">
                <text:p text:style-name="P1"><text:span text:style-name="T1">Marc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Marca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Marca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on</text:span></text:p>
              </table:table-cell>
              <table:table-cell>
                <text:p text:style-name="P1"><text:span text:style-name="T1">Varchar(30)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3.939cm" svg:height="9.871cm" svg:x="47.059cm" svg:y="62.30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Categori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ategoria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Categoria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on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939cm" svg:height="9.871cm" svg:x="65.46cm" svg:y="64.8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Unidad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Unidad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nidad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on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3.939cm" svg:height="7.869cm" svg:x="6.46cm" svg:y="54.9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Estad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estad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3.939cm" svg:height="7.869cm" svg:x="6.061cm" svg:y="67.50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Rol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Rol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Rol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3.939cm" svg:height="10cm" svg:x="81.735cm" svg:y="22.61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Movimient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Movimient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on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3.939cm" svg:height="7.869cm" svg:x="25.762cm" svg:y="68.80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Tipo_Dispositiv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18.svm" xlink:type="simple" xlink:show="embed" xlink:actuate="onLoad"/>
        </draw:frame>
      </draw:page>
      <draw:page draw:name="page2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Usuari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suario_Nombre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ontraseñ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tus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Rol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3.939cm" svg:height="16.006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Alias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elefono</text:span></text:p>
              </table:table-cell>
              <table:table-cell>
                <text:p text:style-name="P1"><text:span text:style-name="T1">Varchar(10)</text:span>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1" draw:text-style-name="P4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P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ave_Usuar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_Hor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3.939cm" svg:height="14.004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ave_Client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_Mac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onexión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Inic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inal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</text:span></text:p>
              </table:table-cell>
              <table:table-cell>
                <text:p text:style-name="P1"><text:span text:style-name="T1">Varchar(25)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3.939cm" svg:height="12.002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Pag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3.939cm" svg:height="18.008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Operac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nt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 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3.939cm" svg:height="24.014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Marc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Stock_Minim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nidad_Medid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3.939cm" svg:height="16.006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BItacor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v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vimient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Justifica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Valor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29.svm" xlink:type="simple" xlink:show="embed" xlink:actuate="onLoad"/>
        </draw:frame>
        <draw:path draw:style-name="gr2" draw:text-style-name="P7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3" draw:text-style-name="P9" draw:layer="layout" svg:width="20.034cm" svg:height="1.766cm" svg:x="63.097cm" svg:y="1.056cm">
          <draw:text-box>
            <text:p text:style-name="P8"><text:span text:style-name="T4">Diagrama de Base de Datos</text:span></text:p>
          </draw:text-box>
        </draw:frame>
        <draw:line draw:style-name="gr4" draw:text-style-name="P10" draw:layer="layout" svg:x1="5.715cm" svg:y1="7.62cm" svg:x2="4.127cm" svg:y2="7.62cm">
          <text:p/>
        </draw:line>
        <draw:line draw:style-name="gr4" draw:text-style-name="P10" draw:layer="layout" svg:x1="4.127cm" svg:y1="7.702cm" svg:x2="4.127cm" svg:y2="2.622cm">
          <text:p/>
        </draw:line>
        <draw:line draw:style-name="gr4" draw:text-style-name="P10" draw:layer="layout" svg:x1="4.127cm" svg:y1="2.54cm" svg:x2="22.86cm" svg:y2="2.54cm">
          <text:p/>
        </draw:line>
        <draw:line draw:style-name="gr4" draw:text-style-name="P10" draw:layer="layout" svg:x1="22.86cm" svg:y1="2.54cm" svg:x2="22.86cm" svg:y2="13.9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36.194cm" svg:y1="38.417cm" svg:x2="20.002cm" svg:y2="38.417cm">
          <text:p/>
        </draw:line>
        <draw:line draw:style-name="gr4" draw:text-style-name="P10" draw:layer="layout" svg:x1="34.925cm" svg:y1="37.765cm" svg:x2="34.925cm" svg:y2="39.035cm">
          <text:p/>
        </draw:line>
        <draw:line draw:style-name="gr4" draw:text-style-name="P10" draw:layer="layout" svg:x1="34.924cm" svg:y1="38.417cm" svg:x2="36.194cm" svg:y2="39.052cm">
          <text:p/>
        </draw:line>
        <draw:line draw:style-name="gr4" draw:text-style-name="P10" draw:layer="layout" svg:x1="34.924cm" svg:y1="38.318cm" svg:x2="36.194cm" svg:y2="37.782cm">
          <text:p/>
        </draw:line>
        <draw:line draw:style-name="gr4" draw:text-style-name="P10" draw:layer="layout" svg:x1="50.165cm" svg:y1="36.512cm" svg:x2="52.387cm" svg:y2="36.512cm">
          <text:p/>
        </draw:line>
        <draw:line draw:style-name="gr4" draw:text-style-name="P10" draw:layer="layout" svg:x1="52.387cm" svg:y1="36.512cm" svg:x2="52.387cm" svg:y2="49.53cm">
          <text:p/>
        </draw:line>
        <draw:line draw:style-name="gr4" draw:text-style-name="P10" draw:layer="layout" svg:x1="52.37cm" svg:y1="49.515cm" svg:x2="25.382cm" svg:y2="49.515cm">
          <text:p/>
        </draw:line>
        <draw:line draw:style-name="gr4" draw:text-style-name="P10" draw:layer="layout" svg:x1="25.382cm" svg:y1="49.532cm" svg:x2="25.4cm" svg:y2="57.47cm">
          <text:p/>
        </draw:line>
        <draw:line draw:style-name="gr4" draw:text-style-name="P10" draw:layer="layout" svg:x1="28.257cm" svg:y1="57.488cm" svg:x2="25.4cm" svg:y2="57.47cm">
          <text:p/>
        </draw:line>
        <draw:line draw:style-name="gr4" draw:text-style-name="P10" draw:layer="layout" svg:x1="27.07cm" svg:y1="56.835cm" svg:x2="27.07cm" svg:y2="58.105cm">
          <text:p/>
        </draw:line>
        <draw:line draw:style-name="gr4" draw:text-style-name="P10" draw:layer="layout" svg:x1="26.987cm" svg:y1="57.488cm" svg:x2="28.257cm" svg:y2="58.123cm">
          <text:p/>
        </draw:line>
        <draw:line draw:style-name="gr4" draw:text-style-name="P10" draw:layer="layout" svg:x1="26.987cm" svg:y1="57.389cm" svg:x2="28.257cm" svg:y2="56.853cm">
          <text:p/>
        </draw:line>
        <draw:line draw:style-name="gr4" draw:text-style-name="P10" draw:layer="layout" svg:x1="55.244cm" svg:y1="12.382cm" svg:x2="42.862cm" svg:y2="12.382cm">
          <text:p/>
        </draw:line>
        <draw:line draw:style-name="gr4" draw:text-style-name="P10" draw:layer="layout" svg:x1="54.057cm" svg:y1="11.729cm" svg:x2="54.057cm" svg:y2="12.999cm">
          <text:p/>
        </draw:line>
        <draw:line draw:style-name="gr4" draw:text-style-name="P10" draw:layer="layout" svg:x1="53.974cm" svg:y1="12.382cm" svg:x2="55.244cm" svg:y2="13.017cm">
          <text:p/>
        </draw:line>
        <draw:line draw:style-name="gr4" draw:text-style-name="P10" draw:layer="layout" svg:x1="53.974cm" svg:y1="12.283cm" svg:x2="55.244cm" svg:y2="11.747cm">
          <text:p/>
        </draw:line>
        <draw:line draw:style-name="gr4" draw:text-style-name="P10" draw:layer="layout" svg:x1="6.032cm" svg:y1="38.1cm" svg:x2="4.445cm" svg:y2="38.1cm">
          <text:p/>
        </draw:line>
        <draw:line draw:style-name="gr4" draw:text-style-name="P10" draw:layer="layout" svg:x1="4.445cm" svg:y1="38.1cm" svg:x2="4.445cm" svg:y2="30.48cm">
          <text:p/>
        </draw:line>
        <draw:line draw:style-name="gr4" draw:text-style-name="P10" draw:layer="layout" svg:x1="4.445cm" svg:y1="30.48cm" svg:x2="47.942cm" svg:y2="30.48cm">
          <text:p/>
        </draw:line>
        <draw:line draw:style-name="gr4" draw:text-style-name="P10" draw:layer="layout" svg:x1="47.942cm" svg:y1="30.48cm" svg:x2="47.942cm" svg:y2="14.28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7.942cm" svg:y2="14.28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measurelines" svg:x1="79.375cm" svg:y1="15.893cm" svg:x2="73.66cm" svg:y2="15.875cm">
          <text:p/>
        </draw:line>
        <draw:line draw:style-name="gr4" draw:text-style-name="P10" draw:layer="measurelines" svg:x1="78.188cm" svg:y1="15.24cm" svg:x2="78.188cm" svg:y2="16.51cm">
          <text:p/>
        </draw:line>
        <draw:line draw:style-name="gr4" draw:text-style-name="P10" draw:layer="measurelines" svg:x1="78.105cm" svg:y1="15.893cm" svg:x2="79.375cm" svg:y2="16.528cm">
          <text:p/>
        </draw:line>
        <draw:line draw:style-name="gr4" draw:text-style-name="P10" draw:layer="measurelines" svg:x1="78.105cm" svg:y1="15.794cm" svg:x2="79.375cm" svg:y2="15.258cm">
          <text:p/>
        </draw:line>
        <draw:line draw:style-name="gr4" draw:text-style-name="P10" draw:layer="measurelines" svg:x1="68.897cm" svg:y1="11.43cm" svg:x2="71.12cm" svg:y2="11.43cm">
          <text:p/>
        </draw:line>
        <draw:line draw:style-name="gr4" draw:text-style-name="P10" draw:layer="measurelines" svg:x1="71.12cm" svg:y1="11.347cm" svg:x2="71.12cm" svg:y2="32.937cm">
          <text:p/>
        </draw:line>
        <draw:line draw:style-name="gr4" draw:text-style-name="P10" draw:layer="measurelines" svg:x1="71.102cm" svg:y1="32.82cm" svg:x2="58.737cm" svg:y2="32.702cm">
          <text:p/>
        </draw:line>
        <draw:line draw:style-name="gr4" draw:text-style-name="P10" draw:layer="measurelines" svg:x1="58.837cm" svg:y1="32.62cm" svg:x2="58.737cm" svg:y2="40.322cm">
          <text:p/>
        </draw:line>
        <draw:line draw:style-name="gr4" draw:text-style-name="P10" draw:layer="measurelines" svg:x1="62.23cm" svg:y1="40.027cm" svg:x2="58.737cm" svg:y2="40.005cm">
          <text:p/>
        </draw:line>
        <draw:line draw:style-name="gr4" draw:text-style-name="P10" draw:layer="measurelines" svg:x1="61.043cm" svg:y1="39.374cm" svg:x2="61.043cm" svg:y2="40.644cm">
          <text:p/>
        </draw:line>
        <draw:line draw:style-name="gr4" draw:text-style-name="P10" draw:layer="measurelines" svg:x1="60.96cm" svg:y1="40.027cm" svg:x2="62.23cm" svg:y2="40.662cm">
          <text:p/>
        </draw:line>
        <draw:line draw:style-name="gr4" draw:text-style-name="P10" draw:layer="measurelines" svg:x1="60.96cm" svg:y1="39.928cm" svg:x2="62.23cm" svg:y2="39.392cm">
          <text:p/>
        </draw:line>
        <draw:line draw:style-name="gr4" draw:text-style-name="P10" draw:layer="measurelines" svg:x1="83.302cm" svg:y1="42.227cm" svg:x2="76.317cm" svg:y2="42.227cm">
          <text:p/>
        </draw:line>
        <draw:line draw:style-name="gr4" draw:text-style-name="P10" draw:layer="measurelines" svg:x1="77.543cm" svg:y1="41.574cm" svg:x2="77.543cm" svg:y2="42.844cm">
          <text:p/>
        </draw:line>
        <draw:line draw:style-name="gr4" draw:text-style-name="P10" draw:layer="measurelines" svg:x1="77.543cm" svg:y1="41.474cm" svg:x2="77.543cm" svg:y2="42.744cm">
          <text:p/>
        </draw:line>
        <draw:line draw:style-name="gr4" draw:text-style-name="P10" draw:layer="measurelines" svg:x1="77.47cm" svg:y1="42.345cm" svg:x2="76.2cm" svg:y2="42.98cm">
          <text:p/>
        </draw:line>
        <draw:line draw:style-name="gr4" draw:text-style-name="P10" draw:layer="measurelines" svg:x1="77.47cm" svg:y1="42.246cm" svg:x2="76.2cm" svg:y2="41.275cm">
          <text:p/>
        </draw:line>
        <draw:line draw:style-name="gr4" draw:text-style-name="P10" draw:layer="measurelines" svg:x1="103.822cm" svg:y1="42.563cm" svg:x2="97.472cm" svg:y2="42.545cm">
          <text:p/>
        </draw:line>
        <draw:line draw:style-name="gr4" draw:text-style-name="P10" draw:layer="measurelines" svg:x1="102.635cm" svg:y1="41.91cm" svg:x2="102.635cm" svg:y2="43.18cm">
          <text:p/>
        </draw:line>
        <draw:line draw:style-name="gr4" draw:text-style-name="P10" draw:layer="measurelines" svg:x1="102.552cm" svg:y1="42.563cm" svg:x2="103.822cm" svg:y2="43.198cm">
          <text:p/>
        </draw:line>
        <draw:line draw:style-name="gr4" draw:text-style-name="P10" draw:layer="measurelines" svg:x1="102.552cm" svg:y1="42.464cm" svg:x2="103.822cm" svg:y2="41.928cm">
          <text:p/>
        </draw:line>
        <draw:line draw:style-name="gr4" draw:text-style-name="P10" draw:layer="measurelines" svg:x1="103.822cm" svg:y1="44.468cm" svg:x2="100.647cm" svg:y2="44.468cm">
          <text:p/>
        </draw:line>
        <draw:line draw:style-name="gr4" draw:text-style-name="P10" draw:layer="measurelines" svg:x1="102.635cm" svg:y1="43.815cm" svg:x2="102.635cm" svg:y2="45.085cm">
          <text:p/>
        </draw:line>
        <draw:line draw:style-name="gr4" draw:text-style-name="P10" draw:layer="measurelines" svg:x1="102.552cm" svg:y1="44.468cm" svg:x2="103.822cm" svg:y2="45.103cm">
          <text:p/>
        </draw:line>
        <draw:line draw:style-name="gr4" draw:text-style-name="P10" draw:layer="measurelines" svg:x1="102.552cm" svg:y1="44.369cm" svg:x2="103.822cm" svg:y2="43.833cm">
          <text:p/>
        </draw:line>
        <draw:line draw:style-name="gr4" draw:text-style-name="P10" draw:layer="measurelines" svg:x1="100.647cm" svg:y1="44.45cm" svg:x2="100.647cm" svg:y2="67.945cm">
          <text:p/>
        </draw:line>
        <draw:line draw:style-name="gr4" draw:text-style-name="P10" draw:layer="measurelines" svg:x1="100.647cm" svg:y1="77.945cm" svg:x2="1.905cm" svg:y2="78.262cm">
          <text:p/>
        </draw:line>
        <draw:line draw:style-name="gr4" draw:text-style-name="P10" draw:layer="measurelines" svg:x1="1.905cm" svg:y1="68.262cm" svg:x2="2.222cm" svg:y2="28.257cm">
          <text:p/>
        </draw:line>
        <draw:line draw:style-name="gr4" draw:text-style-name="P10" draw:layer="measurelines" svg:x1="2.105cm" svg:y1="28.257cm" svg:x2="44.967cm" svg:y2="27.94cm">
          <text:p/>
        </draw:line>
        <draw:line draw:style-name="gr4" draw:text-style-name="P10" draw:layer="measurelines" svg:x1="44.867cm" svg:y1="27.822cm" svg:x2="45.085cm" svg:y2="12.7cm">
          <text:p/>
        </draw:line>
        <draw:line draw:style-name="gr4" draw:text-style-name="P10" draw:layer="measurelines" svg:x1="42.862cm" svg:y1="12.7cm" svg:x2="45.085cm" svg:y2="12.7cm">
          <text:p/>
        </draw:line>
        <draw:line draw:style-name="gr4" draw:text-style-name="P10" draw:layer="measurelines" svg:x1="73.66cm" svg:y1="15.875cm" svg:x2="73.66cm" svg:y2="10.795cm">
          <text:p/>
        </draw:line>
        <draw:line draw:style-name="gr4" draw:text-style-name="P10" draw:layer="measurelines" svg:x1="68.897cm" svg:y1="10.795cm" svg:x2="73.66cm" svg:y2="10.795cm">
          <text:p/>
        </draw:line>
        <draw:line draw:style-name="gr4" draw:text-style-name="P10" draw:layer="measurelines" svg:x1="42.862cm" svg:y1="11.43cm" svg:x2="50.165cm" svg:y2="11.43cm">
          <text:p/>
        </draw:line>
        <draw:line draw:style-name="gr4" draw:text-style-name="P10" draw:layer="measurelines" svg:x1="50.082cm" svg:y1="11.53cm" svg:x2="50.165cm" svg:y2="4.127cm">
          <text:p/>
        </draw:line>
        <draw:line draw:style-name="gr4" draw:text-style-name="P10" draw:layer="measurelines" svg:x1="50.165cm" svg:y1="4.127cm" svg:x2="92.075cm" svg:y2="4.127cm">
          <text:p/>
        </draw:line>
        <draw:line draw:style-name="gr4" draw:text-style-name="P10" draw:layer="measurelines" svg:x1="92.075cm" svg:y1="6.985cm" svg:x2="92.075cm" svg:y2="4.127cm">
          <text:p/>
        </draw:line>
        <draw:line draw:style-name="gr4" draw:text-style-name="P10" draw:layer="measurelines" svg:x1="97.472cm" svg:y1="7.003cm" svg:x2="92.075cm" svg:y2="6.985cm">
          <text:p/>
        </draw:line>
        <draw:line draw:style-name="gr4" draw:text-style-name="P10" draw:layer="measurelines" svg:x1="96.285cm" svg:y1="6.35cm" svg:x2="96.285cm" svg:y2="7.62cm">
          <text:p/>
        </draw:line>
        <draw:line draw:style-name="gr4" draw:text-style-name="P10" draw:layer="measurelines" svg:x1="96.202cm" svg:y1="7.003cm" svg:x2="97.472cm" svg:y2="7.638cm">
          <text:p/>
        </draw:line>
        <draw:line draw:style-name="gr4" draw:text-style-name="P10" draw:layer="measurelines" svg:x1="96.202cm" svg:y1="6.904cm" svg:x2="97.472cm" svg:y2="6.368cm">
          <text:p/>
        </draw:line>
        <draw:frame draw:style-name="standard" draw:layer="layout" svg:width="13.939cm" svg:height="7.775cm" svg:x="55.658cm" svg:y="49.90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 table:number-columns-spanned="3">
                <text:p text:style-name="P1"><text:span text:style-name="T1">Marc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ampo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Marca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3.939cm" svg:height="7.869cm" svg:x="47.059cm" svg:y="62.30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Categori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ategoria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Categoria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3.939cm" svg:height="7.869cm" svg:x="68.46cm" svg:y="66.4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Unidad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Unidad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nidad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3.939cm" svg:height="7.869cm" svg:x="6.46cm" svg:y="54.8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Estad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estad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3.939cm" svg:height="7.869cm" svg:x="6.461cm" svg:y="64.80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Rol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Rol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Rol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3.939cm" svg:height="7.998cm" svg:x="81.735cm" svg:y="22.61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Movimient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Movimient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5)</text:span></text:p>
              </table:table-cell>
            </table:table-row>
          </table:table>
          <draw:image xlink:href="Pictures/TablePreview35.svm" xlink:type="simple" xlink:show="embed" xlink:actuate="onLoad"/>
        </draw:frame>
      </draw:page>
      <draw:page draw:name="page3" draw:style-name="dp1" draw:master-page-name="master-page3">
        <draw:frame draw:style-name="standard" draw:layer="layout" svg:width="13.939cm" svg:height="15.52cm" svg:x="5.821cm" svg:y="3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3">
                <text:p text:style-name="P1"><text:span text:style-name="T1">Usu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Usuari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suario_Nombre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ontraseñ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tus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Rol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3.939cm" svg:height="16.006cm" svg:x="5.972cm" svg:y="33.2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liente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</text:span><text:span text:style-name="T2">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Alias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elefono</text:span></text:p>
              </table:table-cell>
              <table:table-cell>
                <text:p text:style-name="P1"><text:span text:style-name="T1">Varchar(10)</text:span></text:p>
              </table:table-cell>
            </table:table-row>
          </table:table>
          <draw:image xlink:href="Pictures/TablePreview37.svm" xlink:type="simple" xlink:show="embed" xlink:actuate="onLoad"/>
        </draw:frame>
        <draw:line draw:style-name="gr1" draw:text-style-name="P4" draw:layer="layout" svg:x1="44.459cm" svg:y1="43.921cm" svg:x2="44.459cm" svg:y2="44.873cm">
          <text:p/>
        </draw:line>
        <draw:frame draw:style-name="standard" draw:layer="layout" svg:width="13.939cm" svg:height="12.002cm" svg:x="28.863cm" svg:y="7.04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Sesión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3">P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ave_Usuar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_Hor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3.939cm" svg:height="14.004cm" svg:x="36.209cm" svg:y="31.7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spositivo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ave_Cliente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rección_Mac</text:span></text:p>
              </table:table-cell>
              <table:table-cell>
                <text:p text:style-name="P1"><text:span text:style-name="T1">Varchar(2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ispositivo</text:span></text:p>
              </table:table-cell>
              <table:table-cell>
                <text:p text:style-name="P1"><text:span text:style-name="T1">Varchar(5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13.939cm" svg:height="16.006cm" svg:x="28.29cm" svg:y="50.40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Conexione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onexión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Id_Dispositivo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Inicio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inal</text:span></text:p>
              </table:table-cell>
              <table:table-cell>
                <text:p text:style-name="P1"><text:span text:style-name="T1">DateTim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</text:span><text:span text:style-name="T1">e</text:span><text:span text:style-name="T1">s</text:span><text:span text:style-name="T1">c</text:span><text:span text:style-name="T1">r</text:span><text:span text:style-name="T1">i</text:span><text:span text:style-name="T1">p</text:span><text:span text:style-name="T1">c</text:span><text:span text:style-name="T1">i</text:span><text:span text:style-name="T1">ó</text:span><text:span text:style-name="T1">n</text:span></text:p>
              </table:table-cell>
              <table:table-cell>
                <text:p text:style-name="P1"><text:span text:style-name="T1">Varchar(25)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3.939cm" svg:height="12.002cm" svg:x="55.069cm" svg:y="5.612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Ventas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Folio_Sesio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lv_Cliente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3.939cm" svg:height="10cm" svg:x="79.534cm" svg:y="8.91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Pag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Pag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13.939cm" svg:height="18.008cm" svg:x="97.397cm" svg:y="0.063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i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Operac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nt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Tip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 </text:span></text:p>
              </table:table-cell>
              <table:table-cell>
                <text:p text:style-name="P1"><text:span text:style-name="T1">Varchar(2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Fecha</text:span></text:p>
              </table:table-cell>
              <table:table-cell>
                <text:p text:style-name="P1"><text:span text:style-name="T1">DateTime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3.939cm" svg:height="12.005cm" svg:x="62.273cm" svg:y="35.35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Detalle_Vent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Folio_Venta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ntidad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3.939cm" svg:height="24.014cm" svg:x="83.414cm" svg:y="37.359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Descrip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Preci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Marc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Categori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Stock_Minimo</text:span></text:p>
              </table:table-cell>
              <table:table-cell>
                <text:p text:style-name="P1"><text:span text:style-name="T1">Double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nidad_Medida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3.939cm" svg:height="16.006cm" svg:x="103.869cm" svg:y="35.39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Bitacora_Inventari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Folio_BItacora</text:span></text:p>
              </table:table-cell>
              <table:table-cell>
                <text:p text:style-name="P1"><text:span text:style-name="T1">Varchar(1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Codigo_Barras</text:span></text:p>
              </table:table-cell>
              <table:table-cell>
                <text:p text:style-name="P1"><text:span text:style-name="T1">Varchar(13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FK</text:span></text:p>
              </table:table-cell>
              <table:table-cell>
                <text:p text:style-name="P1"><text:span text:style-name="T1">Clv_Sesión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Movimiento</text:span></text:p>
              </table:table-cell>
              <table:table-cell>
                <text:p text:style-name="P1"><text:span text:style-name="T1">Enum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Justificación</text:span></text:p>
              </table:table-cell>
              <table:table-cell>
                <text:p text:style-name="P1"><text:span text:style-name="T1">Varchar(30)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3"><text:s text:c="4"/></text:span></text:p>
              </table:table-cell>
              <table:table-cell>
                <text:p text:style-name="P1"><text:span text:style-name="T1">Valor</text:span></text:p>
              </table:table-cell>
              <table:table-cell>
                <text:p text:style-name="P1"><text:span text:style-name="T1">Double</text:span></text:p>
              </table:table-cell>
            </table:table-row>
          </table:table>
          <draw:image xlink:href="Pictures/TablePreview46.svm" xlink:type="simple" xlink:show="embed" xlink:actuate="onLoad"/>
        </draw:frame>
        <draw:path draw:style-name="gr2" draw:text-style-name="P7" draw:layer="layout" svg:width="22.931cm" svg:height="2.757cm" svg:x="61.205cm" svg:y="0.417cm" svg:viewBox="0 0 22932 2758" svg:d="M0 459c0-81 34-159 96-230 62-70 150-127 257-168 106-40 228-61 349-61h21528c124 0 243 21 350 63 109 39 194 98 259 168 59 69 93 148 93 228v1839c0 81-31 159-93 229-61 71-150 127-259 168-107 40-226 62-350 62l-21528 1c-124 0-243-21-350-63-109-39-194-97-259-168-59-70-93-148-93-228z">
          <text:p/>
        </draw:path>
        <draw:frame draw:style-name="gr3" draw:text-style-name="P9" draw:layer="layout" svg:width="20.034cm" svg:height="1.766cm" svg:x="63.097cm" svg:y="1.056cm">
          <draw:text-box>
            <text:p text:style-name="P8"><text:span text:style-name="T4">Diagrama de Base de Datos</text:span></text:p>
          </draw:text-box>
        </draw:frame>
        <draw:line draw:style-name="gr4" draw:text-style-name="P10" draw:layer="layout" svg:x1="5.715cm" svg:y1="7.62cm" svg:x2="4.127cm" svg:y2="7.62cm">
          <text:p/>
        </draw:line>
        <draw:line draw:style-name="gr4" draw:text-style-name="P10" draw:layer="layout" svg:x1="4.127cm" svg:y1="7.702cm" svg:x2="4.127cm" svg:y2="2.622cm">
          <text:p/>
        </draw:line>
        <draw:line draw:style-name="gr4" draw:text-style-name="P10" draw:layer="layout" svg:x1="4.127cm" svg:y1="2.54cm" svg:x2="22.86cm" svg:y2="2.54cm">
          <text:p/>
        </draw:line>
        <draw:line draw:style-name="gr4" draw:text-style-name="P10" draw:layer="layout" svg:x1="22.86cm" svg:y1="2.54cm" svg:x2="22.86cm" svg:y2="13.9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36.194cm" svg:y1="38.417cm" svg:x2="20.002cm" svg:y2="38.417cm">
          <text:p/>
        </draw:line>
        <draw:line draw:style-name="gr4" draw:text-style-name="P10" draw:layer="layout" svg:x1="34.925cm" svg:y1="37.765cm" svg:x2="34.925cm" svg:y2="39.035cm">
          <text:p/>
        </draw:line>
        <draw:line draw:style-name="gr4" draw:text-style-name="P10" draw:layer="layout" svg:x1="34.924cm" svg:y1="38.417cm" svg:x2="36.194cm" svg:y2="39.052cm">
          <text:p/>
        </draw:line>
        <draw:line draw:style-name="gr4" draw:text-style-name="P10" draw:layer="layout" svg:x1="34.924cm" svg:y1="38.318cm" svg:x2="36.194cm" svg:y2="37.782cm">
          <text:p/>
        </draw:line>
        <draw:line draw:style-name="gr4" draw:text-style-name="P10" draw:layer="layout" svg:x1="50.165cm" svg:y1="36.512cm" svg:x2="52.387cm" svg:y2="36.512cm">
          <text:p/>
        </draw:line>
        <draw:line draw:style-name="gr4" draw:text-style-name="P10" draw:layer="layout" svg:x1="52.387cm" svg:y1="36.512cm" svg:x2="52.387cm" svg:y2="49.53cm">
          <text:p/>
        </draw:line>
        <draw:line draw:style-name="gr4" draw:text-style-name="P10" draw:layer="layout" svg:x1="52.37cm" svg:y1="49.515cm" svg:x2="25.382cm" svg:y2="49.515cm">
          <text:p/>
        </draw:line>
        <draw:line draw:style-name="gr4" draw:text-style-name="P10" draw:layer="layout" svg:x1="25.382cm" svg:y1="49.532cm" svg:x2="25.4cm" svg:y2="57.47cm">
          <text:p/>
        </draw:line>
        <draw:line draw:style-name="gr4" draw:text-style-name="P10" draw:layer="layout" svg:x1="28.257cm" svg:y1="57.488cm" svg:x2="25.4cm" svg:y2="57.47cm">
          <text:p/>
        </draw:line>
        <draw:line draw:style-name="gr4" draw:text-style-name="P10" draw:layer="layout" svg:x1="27.07cm" svg:y1="56.835cm" svg:x2="27.07cm" svg:y2="58.105cm">
          <text:p/>
        </draw:line>
        <draw:line draw:style-name="gr4" draw:text-style-name="P10" draw:layer="layout" svg:x1="26.987cm" svg:y1="57.488cm" svg:x2="28.257cm" svg:y2="58.123cm">
          <text:p/>
        </draw:line>
        <draw:line draw:style-name="gr4" draw:text-style-name="P10" draw:layer="layout" svg:x1="26.987cm" svg:y1="57.389cm" svg:x2="28.257cm" svg:y2="56.853cm">
          <text:p/>
        </draw:line>
        <draw:line draw:style-name="gr4" draw:text-style-name="P10" draw:layer="layout" svg:x1="55.244cm" svg:y1="12.382cm" svg:x2="42.862cm" svg:y2="12.382cm">
          <text:p/>
        </draw:line>
        <draw:line draw:style-name="gr4" draw:text-style-name="P10" draw:layer="layout" svg:x1="54.057cm" svg:y1="11.729cm" svg:x2="54.057cm" svg:y2="12.999cm">
          <text:p/>
        </draw:line>
        <draw:line draw:style-name="gr4" draw:text-style-name="P10" draw:layer="layout" svg:x1="53.974cm" svg:y1="12.382cm" svg:x2="55.244cm" svg:y2="13.017cm">
          <text:p/>
        </draw:line>
        <draw:line draw:style-name="gr4" draw:text-style-name="P10" draw:layer="layout" svg:x1="53.974cm" svg:y1="12.283cm" svg:x2="55.244cm" svg:y2="11.747cm">
          <text:p/>
        </draw:line>
        <draw:line draw:style-name="gr4" draw:text-style-name="P10" draw:layer="layout" svg:x1="6.032cm" svg:y1="38.1cm" svg:x2="4.445cm" svg:y2="38.1cm">
          <text:p/>
        </draw:line>
        <draw:line draw:style-name="gr4" draw:text-style-name="P10" draw:layer="layout" svg:x1="4.445cm" svg:y1="38.1cm" svg:x2="4.445cm" svg:y2="30.48cm">
          <text:p/>
        </draw:line>
        <draw:line draw:style-name="gr4" draw:text-style-name="P10" draw:layer="layout" svg:x1="4.445cm" svg:y1="30.48cm" svg:x2="47.942cm" svg:y2="30.48cm">
          <text:p/>
        </draw:line>
        <draw:line draw:style-name="gr4" draw:text-style-name="P10" draw:layer="layout" svg:x1="47.942cm" svg:y1="30.48cm" svg:x2="47.942cm" svg:y2="14.287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28.892cm" svg:y1="13.97cm" svg:x2="22.86cm" svg:y2="13.97cm">
          <text:p/>
        </draw:line>
        <draw:line draw:style-name="gr4" draw:text-style-name="P10" draw:layer="layout" svg:x1="27.705cm" svg:y1="13.317cm" svg:x2="27.705cm" svg:y2="14.587cm">
          <text:p/>
        </draw:line>
        <draw:line draw:style-name="gr4" draw:text-style-name="P10" draw:layer="layout" svg:x1="27.622cm" svg:y1="13.97cm" svg:x2="28.892cm" svg:y2="14.605cm">
          <text:p/>
        </draw:line>
        <draw:line draw:style-name="gr4" draw:text-style-name="P10" draw:layer="layout" svg:x1="27.622cm" svg:y1="13.871cm" svg:x2="28.892cm" svg:y2="13.335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8.878cm" svg:y2="14.25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layout" svg:x1="54.91cm" svg:y1="14.257cm" svg:x2="47.942cm" svg:y2="14.287cm">
          <text:p/>
        </draw:line>
        <draw:line draw:style-name="gr4" draw:text-style-name="P10" draw:layer="layout" svg:x1="53.723cm" svg:y1="13.604cm" svg:x2="53.723cm" svg:y2="14.874cm">
          <text:p/>
        </draw:line>
        <draw:line draw:style-name="gr4" draw:text-style-name="P10" draw:layer="layout" svg:x1="53.64cm" svg:y1="14.257cm" svg:x2="54.91cm" svg:y2="14.892cm">
          <text:p/>
        </draw:line>
        <draw:line draw:style-name="gr4" draw:text-style-name="P10" draw:layer="layout" svg:x1="53.64cm" svg:y1="14.158cm" svg:x2="54.91cm" svg:y2="13.622cm">
          <text:p/>
        </draw:line>
        <draw:line draw:style-name="gr4" draw:text-style-name="P10" draw:layer="measurelines" svg:x1="79.375cm" svg:y1="15.893cm" svg:x2="73.66cm" svg:y2="15.875cm">
          <text:p/>
        </draw:line>
        <draw:line draw:style-name="gr4" draw:text-style-name="P10" draw:layer="measurelines" svg:x1="78.188cm" svg:y1="15.24cm" svg:x2="78.188cm" svg:y2="16.51cm">
          <text:p/>
        </draw:line>
        <draw:line draw:style-name="gr4" draw:text-style-name="P10" draw:layer="measurelines" svg:x1="78.105cm" svg:y1="15.893cm" svg:x2="79.375cm" svg:y2="16.528cm">
          <text:p/>
        </draw:line>
        <draw:line draw:style-name="gr4" draw:text-style-name="P10" draw:layer="measurelines" svg:x1="78.105cm" svg:y1="15.794cm" svg:x2="79.375cm" svg:y2="15.258cm">
          <text:p/>
        </draw:line>
        <draw:line draw:style-name="gr4" draw:text-style-name="P10" draw:layer="measurelines" svg:x1="68.897cm" svg:y1="11.43cm" svg:x2="71.12cm" svg:y2="11.43cm">
          <text:p/>
        </draw:line>
        <draw:line draw:style-name="gr4" draw:text-style-name="P10" draw:layer="measurelines" svg:x1="71.12cm" svg:y1="11.347cm" svg:x2="71.12cm" svg:y2="32.937cm">
          <text:p/>
        </draw:line>
        <draw:line draw:style-name="gr4" draw:text-style-name="P10" draw:layer="measurelines" svg:x1="71.102cm" svg:y1="32.82cm" svg:x2="58.737cm" svg:y2="32.702cm">
          <text:p/>
        </draw:line>
        <draw:line draw:style-name="gr4" draw:text-style-name="P10" draw:layer="measurelines" svg:x1="58.837cm" svg:y1="32.62cm" svg:x2="58.737cm" svg:y2="40.322cm">
          <text:p/>
        </draw:line>
        <draw:line draw:style-name="gr4" draw:text-style-name="P10" draw:layer="measurelines" svg:x1="62.23cm" svg:y1="40.027cm" svg:x2="58.737cm" svg:y2="40.005cm">
          <text:p/>
        </draw:line>
        <draw:line draw:style-name="gr4" draw:text-style-name="P10" draw:layer="measurelines" svg:x1="61.043cm" svg:y1="39.374cm" svg:x2="61.043cm" svg:y2="40.644cm">
          <text:p/>
        </draw:line>
        <draw:line draw:style-name="gr4" draw:text-style-name="P10" draw:layer="measurelines" svg:x1="60.96cm" svg:y1="40.027cm" svg:x2="62.23cm" svg:y2="40.662cm">
          <text:p/>
        </draw:line>
        <draw:line draw:style-name="gr4" draw:text-style-name="P10" draw:layer="measurelines" svg:x1="60.96cm" svg:y1="39.928cm" svg:x2="62.23cm" svg:y2="39.392cm">
          <text:p/>
        </draw:line>
        <draw:line draw:style-name="gr4" draw:text-style-name="P10" draw:layer="measurelines" svg:x1="83.302cm" svg:y1="42.227cm" svg:x2="76.317cm" svg:y2="42.227cm">
          <text:p/>
        </draw:line>
        <draw:line draw:style-name="gr4" draw:text-style-name="P10" draw:layer="measurelines" svg:x1="77.543cm" svg:y1="41.574cm" svg:x2="77.543cm" svg:y2="42.844cm">
          <text:p/>
        </draw:line>
        <draw:line draw:style-name="gr4" draw:text-style-name="P10" draw:layer="measurelines" svg:x1="77.543cm" svg:y1="41.474cm" svg:x2="77.543cm" svg:y2="42.744cm">
          <text:p/>
        </draw:line>
        <draw:line draw:style-name="gr4" draw:text-style-name="P10" draw:layer="measurelines" svg:x1="77.47cm" svg:y1="42.345cm" svg:x2="76.2cm" svg:y2="42.98cm">
          <text:p/>
        </draw:line>
        <draw:line draw:style-name="gr4" draw:text-style-name="P10" draw:layer="measurelines" svg:x1="77.47cm" svg:y1="42.246cm" svg:x2="76.2cm" svg:y2="41.275cm">
          <text:p/>
        </draw:line>
        <draw:line draw:style-name="gr4" draw:text-style-name="P10" draw:layer="measurelines" svg:x1="103.822cm" svg:y1="42.563cm" svg:x2="97.472cm" svg:y2="42.545cm">
          <text:p/>
        </draw:line>
        <draw:line draw:style-name="gr4" draw:text-style-name="P10" draw:layer="measurelines" svg:x1="102.635cm" svg:y1="41.91cm" svg:x2="102.635cm" svg:y2="43.18cm">
          <text:p/>
        </draw:line>
        <draw:line draw:style-name="gr4" draw:text-style-name="P10" draw:layer="measurelines" svg:x1="102.552cm" svg:y1="42.563cm" svg:x2="103.822cm" svg:y2="43.198cm">
          <text:p/>
        </draw:line>
        <draw:line draw:style-name="gr4" draw:text-style-name="P10" draw:layer="measurelines" svg:x1="102.552cm" svg:y1="42.464cm" svg:x2="103.822cm" svg:y2="41.928cm">
          <text:p/>
        </draw:line>
        <draw:line draw:style-name="gr4" draw:text-style-name="P10" draw:layer="measurelines" svg:x1="103.822cm" svg:y1="44.468cm" svg:x2="100.647cm" svg:y2="44.468cm">
          <text:p/>
        </draw:line>
        <draw:line draw:style-name="gr4" draw:text-style-name="P10" draw:layer="measurelines" svg:x1="102.635cm" svg:y1="43.815cm" svg:x2="102.635cm" svg:y2="45.085cm">
          <text:p/>
        </draw:line>
        <draw:line draw:style-name="gr4" draw:text-style-name="P10" draw:layer="measurelines" svg:x1="102.552cm" svg:y1="44.468cm" svg:x2="103.822cm" svg:y2="45.103cm">
          <text:p/>
        </draw:line>
        <draw:line draw:style-name="gr4" draw:text-style-name="P10" draw:layer="measurelines" svg:x1="102.552cm" svg:y1="44.369cm" svg:x2="103.822cm" svg:y2="43.833cm">
          <text:p/>
        </draw:line>
        <draw:line draw:style-name="gr4" draw:text-style-name="P10" draw:layer="measurelines" svg:x1="100.647cm" svg:y1="44.45cm" svg:x2="100.647cm" svg:y2="67.945cm">
          <text:p/>
        </draw:line>
        <draw:line draw:style-name="gr4" draw:text-style-name="P10" draw:layer="measurelines" svg:x1="100.647cm" svg:y1="77.945cm" svg:x2="1.905cm" svg:y2="78.262cm">
          <text:p/>
        </draw:line>
        <draw:line draw:style-name="gr4" draw:text-style-name="P10" draw:layer="measurelines" svg:x1="1.905cm" svg:y1="68.262cm" svg:x2="2.222cm" svg:y2="28.257cm">
          <text:p/>
        </draw:line>
        <draw:line draw:style-name="gr4" draw:text-style-name="P10" draw:layer="measurelines" svg:x1="2.105cm" svg:y1="28.257cm" svg:x2="44.967cm" svg:y2="27.94cm">
          <text:p/>
        </draw:line>
        <draw:line draw:style-name="gr4" draw:text-style-name="P10" draw:layer="measurelines" svg:x1="44.867cm" svg:y1="27.822cm" svg:x2="45.085cm" svg:y2="12.7cm">
          <text:p/>
        </draw:line>
        <draw:line draw:style-name="gr4" draw:text-style-name="P10" draw:layer="measurelines" svg:x1="42.862cm" svg:y1="12.7cm" svg:x2="45.085cm" svg:y2="12.7cm">
          <text:p/>
        </draw:line>
        <draw:line draw:style-name="gr4" draw:text-style-name="P10" draw:layer="measurelines" svg:x1="73.66cm" svg:y1="15.875cm" svg:x2="73.66cm" svg:y2="10.795cm">
          <text:p/>
        </draw:line>
        <draw:line draw:style-name="gr4" draw:text-style-name="P10" draw:layer="measurelines" svg:x1="68.897cm" svg:y1="10.795cm" svg:x2="73.66cm" svg:y2="10.795cm">
          <text:p/>
        </draw:line>
        <draw:line draw:style-name="gr4" draw:text-style-name="P10" draw:layer="measurelines" svg:x1="42.862cm" svg:y1="11.43cm" svg:x2="50.165cm" svg:y2="11.43cm">
          <text:p/>
        </draw:line>
        <draw:line draw:style-name="gr4" draw:text-style-name="P10" draw:layer="measurelines" svg:x1="50.082cm" svg:y1="11.53cm" svg:x2="50.165cm" svg:y2="4.127cm">
          <text:p/>
        </draw:line>
        <draw:line draw:style-name="gr4" draw:text-style-name="P10" draw:layer="measurelines" svg:x1="50.165cm" svg:y1="4.127cm" svg:x2="92.075cm" svg:y2="4.127cm">
          <text:p/>
        </draw:line>
        <draw:line draw:style-name="gr4" draw:text-style-name="P10" draw:layer="measurelines" svg:x1="92.075cm" svg:y1="6.985cm" svg:x2="92.075cm" svg:y2="4.127cm">
          <text:p/>
        </draw:line>
        <draw:line draw:style-name="gr4" draw:text-style-name="P10" draw:layer="measurelines" svg:x1="97.472cm" svg:y1="7.003cm" svg:x2="92.075cm" svg:y2="6.985cm">
          <text:p/>
        </draw:line>
        <draw:line draw:style-name="gr4" draw:text-style-name="P10" draw:layer="measurelines" svg:x1="96.285cm" svg:y1="6.35cm" svg:x2="96.285cm" svg:y2="7.62cm">
          <text:p/>
        </draw:line>
        <draw:line draw:style-name="gr4" draw:text-style-name="P10" draw:layer="measurelines" svg:x1="96.202cm" svg:y1="7.003cm" svg:x2="97.472cm" svg:y2="7.638cm">
          <text:p/>
        </draw:line>
        <draw:line draw:style-name="gr4" draw:text-style-name="P10" draw:layer="measurelines" svg:x1="96.202cm" svg:y1="6.904cm" svg:x2="97.472cm" svg:y2="6.368cm">
          <text:p/>
        </draw:line>
        <draw:frame draw:style-name="standard" draw:layer="layout" svg:width="13.939cm" svg:height="7.775cm" svg:x="55.658cm" svg:y="49.905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4" table:default-cell-style-name="ce1">
              <table:table-cell table:number-columns-spanned="3">
                <text:p text:style-name="P1"><text:span text:style-name="T1">Marc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ampo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Marca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3.939cm" svg:height="7.869cm" svg:x="47.059cm" svg:y="62.30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Categoria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Categoria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Categoria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3.939cm" svg:height="7.869cm" svg:x="68.46cm" svg:y="66.4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Unidad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Unidad</text:span></text:p>
              </table:table-cell>
              <table:table-cell>
                <text:p text:style-name="P1"><text:span text:style-name="T1">Int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Unidad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3.939cm" svg:height="7.869cm" svg:x="6.46cm" svg:y="54.807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Estad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estado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Estado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3.939cm" svg:height="7.869cm" svg:x="6.461cm" svg:y="64.808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 table:number-columns-spanned="3">
                <text:p text:style-name="P1"><text:span text:style-name="T1">Rol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Clv_Rol</text:span></text:p>
              </table:table-cell>
              <table:table-cell>
                <text:p text:style-name="P1"><text:span text:style-name="T1">Varchar(5)</text:span></text:p>
              </table:table-cell>
            </table:table-row>
            <table:table-row table:style-name="ro3" table:default-cell-style-name="ce1">
              <table:table-cell/>
              <table:table-cell>
                <text:p text:style-name="P1"><text:span text:style-name="T1">Nombre_Rol</text:span></text:p>
              </table:table-cell>
              <table:table-cell>
                <text:p text:style-name="P1"><text:span text:style-name="T1">Varchar(20)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3.939cm" svg:height="7.998cm" svg:x="81.735cm" svg:y="22.616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2" table:default-cell-style-name="ce1">
              <table:table-cell table:number-columns-spanned="3">
                <text:p text:style-name="P1"><text:span text:style-name="T1">Movimiento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/>
              <table:table-cell>
                <text:p text:style-name="P2"><text:span text:style-name="T2">Campo</text:span></text:p>
              </table:table-cell>
              <table:table-cell>
                <text:p text:style-name="P2"><text:span text:style-name="T2">Tipo de Dato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PK</text:span></text:p>
              </table:table-cell>
              <table:table-cell>
                <text:p text:style-name="P1"><text:span text:style-name="T1">Id_Movimiento</text:span></text:p>
              </table:table-cell>
              <table:table-cell>
                <text:p text:style-name="P1"><text:span text:style-name="T1">MediumInt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FK</text:span></text:p>
              </table:table-cell>
              <table:table-cell>
                <text:p text:style-name="P1"><text:span text:style-name="T1">Nombre</text:span></text:p>
              </table:table-cell>
              <table:table-cell>
                <text:p text:style-name="P1"><text:span text:style-name="T1">Varchar(5)</text:span></text:p>
              </table:table-cell>
            </table:table-row>
          </table:table>
          <draw:image xlink:href="Pictures/TablePreview5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rlito" svg:font-family="Carlito"/>
    <style:font-face style:name="Carlito1" svg:font-family="Carli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-dash="Dash_20_Dot_20_4" svg:stroke-color="#069a2e" draw:fill="solid" draw:fill-color="#00a933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 loext:color-lum-mod="100%" loext:color-lum-off="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  <draw:layer draw:name="Layer5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1-16T22:47:18.953298820</dc:date>
    <meta:editing-duration>PT7H19M26S</meta:editing-duration>
    <meta:editing-cycles>28</meta:editing-cycles>
    <meta:document-statistic meta:object-count="496"/>
  </office:meta>
</office:document-meta>
</file>